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8.159cm" fo:margin-left="-0.822cm" fo:margin-right="-0.337cm" table:align="margins"/>
    </style:style>
    <style:style style:name="表17.A" style:family="table-column">
      <style:table-column-properties style:column-width="1.924cm" style:rel-column-width="6944*"/>
    </style:style>
    <style:style style:name="表17.B" style:family="table-column">
      <style:table-column-properties style:column-width="9.717cm" style:rel-column-width="35068*"/>
    </style:style>
    <style:style style:name="表17.C" style:family="table-column">
      <style:table-column-properties style:column-width="6.518cm" style:rel-column-width="23523*"/>
    </style:style>
    <style:style style:name="表17.1" style:family="table-row">
      <style:table-row-properties style:min-row-height="1.685cm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8.159cm" fo:margin-left="-0.822cm" fo:margin-right="-0.337cm" table:align="margins"/>
    </style:style>
    <style:style style:name="表18.A" style:family="table-column">
      <style:table-column-properties style:column-width="1.924cm" style:rel-column-width="6944*"/>
    </style:style>
    <style:style style:name="表18.B" style:family="table-column">
      <style:table-column-properties style:column-width="9.717cm" style:rel-column-width="35068*"/>
    </style:style>
    <style:style style:name="表18.C" style:family="table-column">
      <style:table-column-properties style:column-width="6.518cm" style:rel-column-width="23523*"/>
    </style:style>
    <style:style style:name="表18.1" style:family="table-row">
      <style:table-row-properties style:min-row-height="1.685cm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8.159cm" fo:margin-left="-0.822cm" fo:margin-right="-0.337cm" table:align="margins"/>
    </style:style>
    <style:style style:name="表19.A" style:family="table-column">
      <style:table-column-properties style:column-width="1.924cm" style:rel-column-width="6944*"/>
    </style:style>
    <style:style style:name="表19.B" style:family="table-column">
      <style:table-column-properties style:column-width="9.717cm" style:rel-column-width="35068*"/>
    </style:style>
    <style:style style:name="表19.C" style:family="table-column">
      <style:table-column-properties style:column-width="6.518cm" style:rel-column-width="23523*"/>
    </style:style>
    <style:style style:name="表19.1" style:family="table-row">
      <style:table-row-properties style:min-row-height="1.685cm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8.159cm" fo:margin-left="-0.822cm" fo:margin-right="-0.337cm" table:align="margins"/>
    </style:style>
    <style:style style:name="表21.A" style:family="table-column">
      <style:table-column-properties style:column-width="1.924cm" style:rel-column-width="6944*"/>
    </style:style>
    <style:style style:name="表21.B" style:family="table-column">
      <style:table-column-properties style:column-width="9.717cm" style:rel-column-width="35068*"/>
    </style:style>
    <style:style style:name="表21.C" style:family="table-column">
      <style:table-column-properties style:column-width="6.518cm" style:rel-column-width="23523*"/>
    </style:style>
    <style:style style:name="表21.1" style:family="table-row">
      <style:table-row-properties style:min-row-height="1.685cm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8.159cm" fo:margin-left="-0.822cm" fo:margin-right="-0.337cm" table:align="margins"/>
    </style:style>
    <style:style style:name="表22.A" style:family="table-column">
      <style:table-column-properties style:column-width="1.924cm" style:rel-column-width="6944*"/>
    </style:style>
    <style:style style:name="表22.B" style:family="table-column">
      <style:table-column-properties style:column-width="9.717cm" style:rel-column-width="35068*"/>
    </style:style>
    <style:style style:name="表22.C" style:family="table-column">
      <style:table-column-properties style:column-width="6.518cm" style:rel-column-width="23523*"/>
    </style:style>
    <style:style style:name="表22.1" style:family="table-row">
      <style:table-row-properties style:min-row-height="1.685cm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8.159cm" fo:margin-left="-0.822cm" fo:margin-right="-0.337cm" table:align="margins"/>
    </style:style>
    <style:style style:name="表23.A" style:family="table-column">
      <style:table-column-properties style:column-width="1.924cm" style:rel-column-width="6944*"/>
    </style:style>
    <style:style style:name="表23.B" style:family="table-column">
      <style:table-column-properties style:column-width="9.717cm" style:rel-column-width="35068*"/>
    </style:style>
    <style:style style:name="表23.C" style:family="table-column">
      <style:table-column-properties style:column-width="6.518cm" style:rel-column-width="23523*"/>
    </style:style>
    <style:style style:name="表23.1" style:family="table-row">
      <style:table-row-properties style:min-row-height="1.685cm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8.159cm" fo:margin-left="-0.822cm" fo:margin-right="-0.337cm" table:align="margins"/>
    </style:style>
    <style:style style:name="表24.A" style:family="table-column">
      <style:table-column-properties style:column-width="1.924cm" style:rel-column-width="6944*"/>
    </style:style>
    <style:style style:name="表24.B" style:family="table-column">
      <style:table-column-properties style:column-width="9.717cm" style:rel-column-width="35068*"/>
    </style:style>
    <style:style style:name="表24.C" style:family="table-column">
      <style:table-column-properties style:column-width="6.518cm" style:rel-column-width="23523*"/>
    </style:style>
    <style:style style:name="表24.1" style:family="table-row">
      <style:table-row-properties style:min-row-height="1.685cm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8.159cm" fo:margin-left="-0.822cm" fo:margin-right="-0.337cm" table:align="margins"/>
    </style:style>
    <style:style style:name="表25.A" style:family="table-column">
      <style:table-column-properties style:column-width="1.924cm" style:rel-column-width="6944*"/>
    </style:style>
    <style:style style:name="表25.B" style:family="table-column">
      <style:table-column-properties style:column-width="9.717cm" style:rel-column-width="35068*"/>
    </style:style>
    <style:style style:name="表25.C" style:family="table-column">
      <style:table-column-properties style:column-width="6.518cm" style:rel-column-width="23523*"/>
    </style:style>
    <style:style style:name="表25.1" style:family="table-row">
      <style:table-row-properties style:min-row-height="1.685cm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8.159cm" fo:margin-left="-0.822cm" fo:margin-right="-0.337cm" table:align="margins"/>
    </style:style>
    <style:style style:name="表26.A" style:family="table-column">
      <style:table-column-properties style:column-width="1.924cm" style:rel-column-width="6944*"/>
    </style:style>
    <style:style style:name="表26.B" style:family="table-column">
      <style:table-column-properties style:column-width="9.717cm" style:rel-column-width="35068*"/>
    </style:style>
    <style:style style:name="表26.C" style:family="table-column">
      <style:table-column-properties style:column-width="6.518cm" style:rel-column-width="23523*"/>
    </style:style>
    <style:style style:name="表26.1" style:family="table-row">
      <style:table-row-properties style:min-row-height="1.685cm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8.159cm" fo:margin-left="-0.822cm" fo:margin-right="-0.337cm" table:align="margins"/>
    </style:style>
    <style:style style:name="表27.A" style:family="table-column">
      <style:table-column-properties style:column-width="1.924cm" style:rel-column-width="6944*"/>
    </style:style>
    <style:style style:name="表27.B" style:family="table-column">
      <style:table-column-properties style:column-width="9.717cm" style:rel-column-width="35068*"/>
    </style:style>
    <style:style style:name="表27.C" style:family="table-column">
      <style:table-column-properties style:column-width="6.518cm" style:rel-column-width="23523*"/>
    </style:style>
    <style:style style:name="表27.1" style:family="table-row">
      <style:table-row-properties style:min-row-height="1.685cm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8.159cm" fo:margin-left="-0.822cm" fo:margin-right="-0.337cm" table:align="margins"/>
    </style:style>
    <style:style style:name="表28.A" style:family="table-column">
      <style:table-column-properties style:column-width="1.924cm" style:rel-column-width="6944*"/>
    </style:style>
    <style:style style:name="表28.B" style:family="table-column">
      <style:table-column-properties style:column-width="9.717cm" style:rel-column-width="35068*"/>
    </style:style>
    <style:style style:name="表28.C" style:family="table-column">
      <style:table-column-properties style:column-width="6.518cm" style:rel-column-width="23523*"/>
    </style:style>
    <style:style style:name="表28.1" style:family="table-row">
      <style:table-row-properties style:min-row-height="1.685cm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8.159cm" fo:margin-left="-0.822cm" fo:margin-right="-0.337cm" table:align="margins"/>
    </style:style>
    <style:style style:name="表29.A" style:family="table-column">
      <style:table-column-properties style:column-width="1.924cm" style:rel-column-width="6944*"/>
    </style:style>
    <style:style style:name="表29.B" style:family="table-column">
      <style:table-column-properties style:column-width="9.717cm" style:rel-column-width="35068*"/>
    </style:style>
    <style:style style:name="表29.C" style:family="table-column">
      <style:table-column-properties style:column-width="6.518cm" style:rel-column-width="23523*"/>
    </style:style>
    <style:style style:name="表29.1" style:family="table-row">
      <style:table-row-properties style:min-row-height="1.685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8.159cm" fo:margin-left="-0.822cm" fo:margin-right="-0.337cm" table:align="margins"/>
    </style:style>
    <style:style style:name="表30.A" style:family="table-column">
      <style:table-column-properties style:column-width="1.924cm" style:rel-column-width="6944*"/>
    </style:style>
    <style:style style:name="表30.B" style:family="table-column">
      <style:table-column-properties style:column-width="9.717cm" style:rel-column-width="35068*"/>
    </style:style>
    <style:style style:name="表30.C" style:family="table-column">
      <style:table-column-properties style:column-width="6.518cm" style:rel-column-width="23523*"/>
    </style:style>
    <style:style style:name="表30.1" style:family="table-row">
      <style:table-row-properties style:min-row-height="1.685cm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8.159cm" fo:margin-left="-0.822cm" fo:margin-right="-0.337cm" table:align="margins"/>
    </style:style>
    <style:style style:name="表31.A" style:family="table-column">
      <style:table-column-properties style:column-width="1.924cm" style:rel-column-width="6944*"/>
    </style:style>
    <style:style style:name="表31.B" style:family="table-column">
      <style:table-column-properties style:column-width="9.717cm" style:rel-column-width="35068*"/>
    </style:style>
    <style:style style:name="表31.C" style:family="table-column">
      <style:table-column-properties style:column-width="6.518cm" style:rel-column-width="23523*"/>
    </style:style>
    <style:style style:name="表31.1" style:family="table-row">
      <style:table-row-properties style:min-row-height="1.685cm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8.159cm" fo:margin-left="-0.822cm" fo:margin-right="-0.337cm" table:align="margins"/>
    </style:style>
    <style:style style:name="表32.A" style:family="table-column">
      <style:table-column-properties style:column-width="1.924cm" style:rel-column-width="6944*"/>
    </style:style>
    <style:style style:name="表32.B" style:family="table-column">
      <style:table-column-properties style:column-width="9.717cm" style:rel-column-width="35068*"/>
    </style:style>
    <style:style style:name="表32.C" style:family="table-column">
      <style:table-column-properties style:column-width="6.518cm" style:rel-column-width="23523*"/>
    </style:style>
    <style:style style:name="表32.1" style:family="table-row">
      <style:table-row-properties style:min-row-height="1.685cm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8.159cm" fo:margin-left="-0.822cm" fo:margin-right="-0.337cm" table:align="margins"/>
    </style:style>
    <style:style style:name="表33.A" style:family="table-column">
      <style:table-column-properties style:column-width="1.924cm" style:rel-column-width="6944*"/>
    </style:style>
    <style:style style:name="表33.B" style:family="table-column">
      <style:table-column-properties style:column-width="9.717cm" style:rel-column-width="35068*"/>
    </style:style>
    <style:style style:name="表33.C" style:family="table-column">
      <style:table-column-properties style:column-width="6.518cm" style:rel-column-width="23523*"/>
    </style:style>
    <style:style style:name="表33.1" style:family="table-row">
      <style:table-row-properties style:min-row-height="1.685cm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8.159cm" fo:margin-left="-0.822cm" fo:margin-right="-0.337cm" table:align="margins"/>
    </style:style>
    <style:style style:name="表34.A" style:family="table-column">
      <style:table-column-properties style:column-width="1.924cm" style:rel-column-width="6944*"/>
    </style:style>
    <style:style style:name="表34.B" style:family="table-column">
      <style:table-column-properties style:column-width="9.717cm" style:rel-column-width="35068*"/>
    </style:style>
    <style:style style:name="表34.C" style:family="table-column">
      <style:table-column-properties style:column-width="6.518cm" style:rel-column-width="23523*"/>
    </style:style>
    <style:style style:name="表34.1" style:family="table-row">
      <style:table-row-properties style:min-row-height="1.685cm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8.159cm" fo:margin-left="-0.822cm" fo:margin-right="-0.337cm" table:align="margins"/>
    </style:style>
    <style:style style:name="表35.A" style:family="table-column">
      <style:table-column-properties style:column-width="1.924cm" style:rel-column-width="6944*"/>
    </style:style>
    <style:style style:name="表35.B" style:family="table-column">
      <style:table-column-properties style:column-width="9.717cm" style:rel-column-width="35068*"/>
    </style:style>
    <style:style style:name="表35.C" style:family="table-column">
      <style:table-column-properties style:column-width="6.518cm" style:rel-column-width="23523*"/>
    </style:style>
    <style:style style:name="表35.1" style:family="table-row">
      <style:table-row-properties style:min-row-height="1.685cm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C1" style:family="table-cell">
      <style:table-cell-properties fo:padding="0.097cm" fo:border="0.002cm solid #000000"/>
    </style:style>
    <style:style style:name="表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8.159cm" fo:margin-left="-0.822cm" fo:margin-right="-0.337cm" table:align="margins"/>
    </style:style>
    <style:style style:name="表36.A" style:family="table-column">
      <style:table-column-properties style:column-width="1.924cm" style:rel-column-width="6944*"/>
    </style:style>
    <style:style style:name="表36.B" style:family="table-column">
      <style:table-column-properties style:column-width="9.717cm" style:rel-column-width="35068*"/>
    </style:style>
    <style:style style:name="表36.C" style:family="table-column">
      <style:table-column-properties style:column-width="6.518cm" style:rel-column-width="23523*"/>
    </style:style>
    <style:style style:name="表36.1" style:family="table-row">
      <style:table-row-properties style:min-row-height="1.685cm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C1" style:family="table-cell">
      <style:table-cell-properties fo:padding="0.097cm" fo:border="0.002cm solid #000000"/>
    </style:style>
    <style:style style:name="表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8.159cm" fo:margin-left="-0.822cm" fo:margin-right="-0.337cm" table:align="margins"/>
    </style:style>
    <style:style style:name="表37.A" style:family="table-column">
      <style:table-column-properties style:column-width="1.924cm" style:rel-column-width="6944*"/>
    </style:style>
    <style:style style:name="表37.B" style:family="table-column">
      <style:table-column-properties style:column-width="9.717cm" style:rel-column-width="35068*"/>
    </style:style>
    <style:style style:name="表37.C" style:family="table-column">
      <style:table-column-properties style:column-width="6.518cm" style:rel-column-width="23523*"/>
    </style:style>
    <style:style style:name="表37.1" style:family="table-row">
      <style:table-row-properties style:min-row-height="1.685cm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C1" style:family="table-cell">
      <style:table-cell-properties fo:padding="0.097cm" fo:border="0.002cm solid #000000"/>
    </style:style>
    <style:style style:name="表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8.159cm" fo:margin-left="-0.822cm" fo:margin-right="-0.337cm" table:align="margins"/>
    </style:style>
    <style:style style:name="表38.A" style:family="table-column">
      <style:table-column-properties style:column-width="1.924cm" style:rel-column-width="6944*"/>
    </style:style>
    <style:style style:name="表38.B" style:family="table-column">
      <style:table-column-properties style:column-width="9.717cm" style:rel-column-width="35068*"/>
    </style:style>
    <style:style style:name="表38.C" style:family="table-column">
      <style:table-column-properties style:column-width="6.518cm" style:rel-column-width="23523*"/>
    </style:style>
    <style:style style:name="表38.1" style:family="table-row">
      <style:table-row-properties style:min-row-height="1.685cm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C1" style:family="table-cell">
      <style:table-cell-properties fo:padding="0.097cm" fo:border="0.002cm solid #000000"/>
    </style:style>
    <style:style style:name="表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8.159cm" fo:margin-left="-0.822cm" fo:margin-right="-0.337cm" table:align="margins"/>
    </style:style>
    <style:style style:name="表39.A" style:family="table-column">
      <style:table-column-properties style:column-width="1.924cm" style:rel-column-width="6944*"/>
    </style:style>
    <style:style style:name="表39.B" style:family="table-column">
      <style:table-column-properties style:column-width="9.717cm" style:rel-column-width="35068*"/>
    </style:style>
    <style:style style:name="表39.C" style:family="table-column">
      <style:table-column-properties style:column-width="6.518cm" style:rel-column-width="23523*"/>
    </style:style>
    <style:style style:name="表39.1" style:family="table-row">
      <style:table-row-properties style:min-row-height="1.685cm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8.159cm" fo:margin-left="-0.822cm" fo:margin-right="-0.337cm" table:align="margins"/>
    </style:style>
    <style:style style:name="表40.A" style:family="table-column">
      <style:table-column-properties style:column-width="1.924cm" style:rel-column-width="6944*"/>
    </style:style>
    <style:style style:name="表40.B" style:family="table-column">
      <style:table-column-properties style:column-width="9.717cm" style:rel-column-width="35068*"/>
    </style:style>
    <style:style style:name="表40.C" style:family="table-column">
      <style:table-column-properties style:column-width="6.518cm" style:rel-column-width="23523*"/>
    </style:style>
    <style:style style:name="表40.1" style:family="table-row">
      <style:table-row-properties style:min-row-height="1.685cm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C1" style:family="table-cell">
      <style:table-cell-properties fo:padding="0.097cm" fo:border="0.002cm solid #000000"/>
    </style:style>
    <style:style style:name="表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4.787cm" table:align="left"/>
    </style:style>
    <style:style style:name="表20.A" style:family="table-column">
      <style:table-column-properties style:column-width="2.621cm"/>
    </style:style>
    <style:style style:name="表20.B" style:family="table-column">
      <style:table-column-properties style:column-width="2.166cm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8.159cm" fo:margin-left="-0.822cm" fo:margin-right="-0.337cm" table:align="margins"/>
    </style:style>
    <style:style style:name="表41.A" style:family="table-column">
      <style:table-column-properties style:column-width="1.924cm" style:rel-column-width="6944*"/>
    </style:style>
    <style:style style:name="表41.B" style:family="table-column">
      <style:table-column-properties style:column-width="9.717cm" style:rel-column-width="35068*"/>
    </style:style>
    <style:style style:name="表41.C" style:family="table-column">
      <style:table-column-properties style:column-width="6.518cm" style:rel-column-width="23523*"/>
    </style:style>
    <style:style style:name="表41.1" style:family="table-row">
      <style:table-row-properties style:min-row-height="1.685cm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C1" style:family="table-cell">
      <style:table-cell-properties fo:padding="0.097cm" fo:border="0.002cm solid #000000"/>
    </style:style>
    <style:style style:name="表4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5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6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Standard">
      <style:text-properties fo:font-size="20pt" style:font-size-asian="20pt" style:font-size-complex="20pt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2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3" style:family="paragraph" style:parent-style-name="Table_20_Contents">
      <style:text-properties fo:font-size="22pt" style:font-size-asian="22pt" style:font-size-complex="22pt"/>
    </style:style>
    <style:style style:name="P14" style:family="paragraph" style:parent-style-name="Table_20_Contents">
      <style:text-properties style:text-outline="false" style:text-line-through-style="none" style:font-name="Tahoma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text-properties fo:font-size="18pt" style:font-size-asian="18pt" style:font-size-complex="18pt"/>
    </style:style>
    <style:style style:name="P17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8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text-properties fo:font-size="22pt" style:font-size-asian="22pt" style:font-size-complex="22pt"/>
    </style:style>
    <style:style style:name="P20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outline="false" style:text-line-through-style="none" style:font-name="Tahoma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20210709_110835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2"/>
          </table:table-cell>
          <table:table-cell table:style-name="表1.A1" table:number-rows-spanned="2" office:value-type="string">
            <text:p text:style-name="P1">សួស្តី / </text:p>
            <text:p text:style-name="P12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2"/>
          </table:table-cell>
          <table:table-cell table:style-name="表2.A1" table:number-rows-spanned="2" office:value-type="string">
            <text:p text:style-name="P5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4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2"/>
          </table:table-cell>
          <table:table-cell table:style-name="表3.A1" table:number-rows-spanned="2" office:value-type="string">
            <text:p text:style-name="P6">ឈ្មោះ។ <text:s/>/ </text:p>
            <text:p text:style-name="P6">ឈ្មោះ​របស់​អ្នក។ /លោក។ <text:s text:c="3"/></text:p>
            <text:p text:style-name="P6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1"/>
      <text:p text:style-name="P7"/>
      <text:p text:style-name="P7">20210710_093923</text:p>
      <text:p text:style-name="P7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2"/>
          </table:table-cell>
          <table:table-cell table:style-name="表4.A1" table:number-rows-spanned="2" office:value-type="string">
            <text:p text:style-name="P10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2"/>
          </table:table-cell>
          <table:table-cell table:style-name="表5.A1" table:number-rows-spanned="2" office:value-type="string">
            <text:p text:style-name="P10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1"/>
      <text:p text:style-name="P8">C:\WORKS_2\start_a.bat</text:p>
      <text:p text:style-name="P8"/>
      <text:p text:style-name="P8">C:\WORKS_2\t.bat</text:p>
      <text:p text:style-name="P8"/>
      <text:p text:style-name="P8">20210711_103506</text:p>
      <text:p text:style-name="P8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2"/>
          </table:table-cell>
          <table:table-cell table:style-name="表6.A1" table:number-rows-spanned="2" office:value-type="string">
            <text:p text:style-name="P10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2"/>
          </table:table-cell>
          <table:table-cell table:style-name="表7.A1" table:number-rows-spanned="2" office:value-type="string">
            <text:p text:style-name="P10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7"/>
      <text:p text:style-name="P7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2"/>
          </table:table-cell>
          <table:table-cell table:style-name="表11.A1" table:number-rows-spanned="2" office:value-type="string">
            <text:p text:style-name="P10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7">---------------------------------------</text:p>
      <text:p text:style-name="P7">20210714_100732</text:p>
      <text:p text:style-name="P11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2"/>
          </table:table-cell>
          <table:table-cell table:style-name="表8.A1" table:number-rows-spanned="2" office:value-type="string">
            <text:p text:style-name="P10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7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2"/>
          </table:table-cell>
          <table:table-cell table:style-name="表12.A1" table:number-rows-spanned="2" office:value-type="string">
            <text:p text:style-name="P10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7"/>
      <text:p text:style-name="P7">---------------------------------------</text:p>
      <text:p text:style-name="P7"/>
      <text:p text:style-name="P11"/>
      <text:p text:style-name="P7">20210715_100252</text:p>
      <text:p text:style-name="P7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2"/>
          </table:table-cell>
          <table:table-cell table:style-name="表13.A1" table:number-rows-spanned="2" office:value-type="string">
            <text:p text:style-name="P10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7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2"/>
          </table:table-cell>
          <table:table-cell table:style-name="表14.A1" table:number-rows-spanned="2" office:value-type="string">
            <text:p text:style-name="P10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7"/>
      <text:p text:style-name="P11"/>
      <text:p text:style-name="P7">20210716_095145</text:p>
      <text:p text:style-name="P7">---------------------------------------</text:p>
      <text:p text:style-name="P7"><text:tab/><text:tab/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2"/>
          </table:table-cell>
          <table:table-cell table:style-name="表15.A1" table:number-rows-spanned="2" office:value-type="string">
            <text:p text:style-name="P10">ខាងស្តាំឆ្វេង / ខ្ញុំទៅ / អ្នកទៅ / ជួយ / ខ្ញុំជួយ / ខ្ញុំជួយអ្នក</text:p>
            <text:p text:style-name="P10"/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>han3-stam3, ch6-wein5 / h6-niom3 tau5 / nia6_k tau5 / <text:s/>chuu5-oi6 / h6-niom3 chuu5-oi6 / h6-niom3 chuu5-oi6 nia6_k</text:p>
          </table:table-cell>
        </table:table-row>
      </table:table>
      <text:p text:style-name="P7"/>
      <text:p text:style-name="P7"/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 table:style-name="表16.1">
          <table:table-cell table:style-name="表16.A1" table:number-rows-spanned="2" office:value-type="string">
            <text:p text:style-name="P12"/>
          </table:table-cell>
          <table:table-cell table:style-name="表16.A1" table:number-rows-spanned="2" office:value-type="string">
            <text:p text:style-name="P10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7"/>
      <text:p text:style-name="P7">]20210716_100638</text:p>
      <text:p text:style-name="P7"/>
      <text:p text:style-name="P7">---------------------------------------</text:p>
      <text:p text:style-name="P7"/>
      <text:p text:style-name="P11"/>
      <text:p text:style-name="P7">[20210717_095334</text:p>
      <text:p text:style-name="P7"/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12"/>
          </table:table-cell>
          <table:table-cell table:style-name="表17.A1" table:number-rows-spanned="2" office:value-type="string">
            <text:p text:style-name="P10">អ្វី? / ពេលណា​? / ម្តងទៀត? / បាទ​អត់​ទេ។ <text:soft-page-break/>/ តើ​គាត់​ជា​នរណា? / អ្នក​ជា​នរណា?</text:p>
          </table:table-cell>
          <table:table-cell table:style-name="表17.C1" office:value-type="string">
            <text:p text:style-name="P2">what? / when? / again? / yes / no. / who is he? / who are you?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2">h6-vai5 / pe5-na1 / m6-tong3-tie5_t / <text:soft-page-break/>ba3_t[yes a6[and_t tei5[no / taa1[he~1 ko1_t <text:s/>chin1[who-is~1 n6-nee4 / <text:s/>nia6_k <text:s/>chin1[who-is~1 n6-nee4</text:p>
          </table:table-cell>
        </table:table-row>
      </table:table>
      <text:p text:style-name="P7"/>
      <text:p text:style-name="P7"/>
      <text:p text:style-name="P7">---------------------------------------</text:p>
      <text:p text:style-name="P7"/>
      <text:p text:style-name="P11"/>
      <text:p text:style-name="P7">20210718_113000</text:p>
      <text:p text:style-name="P7"/>
      <table:table table:name="表18" table:style-name="表18">
        <table:table-column table:style-name="表18.A"/>
        <table:table-column table:style-name="表18.B"/>
        <table:table-column table:style-name="表18.C"/>
        <table:table-row table:style-name="表18.1">
          <table:table-cell table:style-name="表18.A1" table:number-rows-spanned="2" office:value-type="string">
            <text:p text:style-name="P12"/>
          </table:table-cell>
          <table:table-cell table:style-name="表18.A1" table:number-rows-spanned="2" office:value-type="string">
            <text:p text:style-name="P10">ទឹក / ខ្ញុំផឹក / អ្នកផឹក / ស្រេកទឹក / ខ្ញុំញ៉ាំ / យើងញ៉ាំ</text:p>
          </table:table-cell>
          <table:table-cell table:style-name="表18.C1" office:value-type="string">
            <text:p text:style-name="P2">water / I drink / you drink / thirsty / I eat / we eat</text:p>
          </table:table-cell>
        </table:table-row>
        <table:table-row>
          <table:covered-table-cell/>
          <table:covered-table-cell/>
          <table:table-cell table:style-name="表18.C2" office:value-type="string">
            <text:p text:style-name="P2">tu1_k / h6-niong1 pa1_k / <text:s/>nia6_k <text:s/>pa1_k / srei<office:annotation office:name="__Annotation__381_1576786421"><dc:creator>iwabuchi ken</dc:creator><dc:date>2021-07-18T11:32:45.85</dc:date><text:p text:style-name="P22"><text:span text:style-name="T6">1.2 : 1 ==&gt; 3</text:span></text:p></office:annotation>1.2<office:annotation-end office:name="__Annotation__381_1576786421"/>-t<office:annotation office:name="__Annotation__382_1576786421"><dc:creator>iwabuchi ken</dc:creator><dc:date>2021-07-18T11:33:52.14</dc:date><text:p text:style-name="P22"><text:span text:style-name="T6">korean “u” sound, like in “</text:span><text:span text:style-name="T6">근처”</text:span></text:p></office:annotation>w<office:annotation-end office:name="__Annotation__382_1576786421"/>1_k / <text:s/>h6-nyom3 nyam4 / ywng3- nyam4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20210719_105513</text:p>
      <table:table table:name="表19" table:style-name="表19">
        <table:table-column table:style-name="表19.A"/>
        <table:table-column table:style-name="表19.B"/>
        <table:table-column table:style-name="表19.C"/>
        <text:soft-page-break/>
        <table:table-row table:style-name="表19.1">
          <table:table-cell table:style-name="表19.A1" table:number-rows-spanned="2" office:value-type="string">
            <text:p text:style-name="P12"/>
          </table:table-cell>
          <table:table-cell table:style-name="表19.A1" table:number-rows-spanned="2" office:value-type="string">
            <text:p text:style-name="P10">អាហារ / ទឹក / កន្សែង / ក្តៅ / ហត់</text:p>
          </table:table-cell>
          <table:table-cell table:style-name="表1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2">aa3-haa3 / twk1 / k<office:annotation office:name="__Annotation__427_496320026"><dc:creator>iwabuchi ken</dc:creator><dc:date>2021-07-19T10:58:11.17</dc:date><text:p text:style-name="P22"><text:span text:style-name="T6">chinese “</text:span><text:span text:style-name="T6">肯”</text:span></text:p></office:annotation>eu<office:annotation-end office:name="__Annotation__427_496320026"/>n3-saing4 / k6-tau3 / hoo5_t</text:p>
          </table:table-cell>
        </table:table-row>
      </table:table>
      <text:p text:style-name="P7"/>
      <text:p text:style-name="P7">---------------------------------------</text:p>
      <text:p text:style-name="P11"/>
      <text:p text:style-name="P7">20210720_103743</text:p>
      <text:p text:style-name="P7"/>
      <table:table table:name="表21" table:style-name="表21">
        <table:table-column table:style-name="表21.A"/>
        <table:table-column table:style-name="表21.B"/>
        <table:table-column table:style-name="表21.C"/>
        <table:table-row table:style-name="表21.1">
          <table:table-cell table:style-name="表21.A1" table:number-rows-spanned="2" office:value-type="string">
            <text:p text:style-name="P12"/>
          </table:table-cell>
          <table:table-cell table:style-name="表21.A1" table:number-rows-spanned="2" office:value-type="string">
            <text:p text:style-name="P10">ក្តៅ / ក្តៅខ្លាំង / ខ្ញុំផឹក / ខ្ញុំចង់ផឹក</text:p>
          </table:table-cell>
          <table:table-cell table:style-name="表21.C1" office:value-type="string">
            <text:p text:style-name="P2">hot / very hot / I drink / I want to drink</text:p>
          </table:table-cell>
        </table:table-row>
        <table:table-row>
          <table:covered-table-cell/>
          <table:covered-table-cell/>
          <table:table-cell table:style-name="表21.C2" office:value-type="string">
            <text:p text:style-name="P2">k6-tau3 / kh6-lang3 / h6-niom1 <text:s/>ha1_k / <text:s text:c="2"/>h6-niom1 <text:s/>chom6 / ha6_k</text:p>
          </table:table-cell>
        </table:table-row>
      </table:table>
      <text:p text:style-name="P7"/>
      <text:p text:style-name="P7"/>
      <text:p text:style-name="P7">---------------------------------------</text:p>
      <text:p text:style-name="P7"/>
      <text:p text:style-name="P11"/>
      <text:p text:style-name="P7">20210722_110518</text:p>
      <table:table table:name="表22" table:style-name="表22">
        <table:table-column table:style-name="表22.A"/>
        <table:table-column table:style-name="表22.B"/>
        <table:table-column table:style-name="表22.C"/>
        <table:table-row table:style-name="表22.1">
          <table:table-cell table:style-name="表22.A1" table:number-rows-spanned="2" office:value-type="string">
            <text:p text:style-name="P12"/>
          </table:table-cell>
          <table:table-cell table:style-name="表22.A1" table:number-rows-spanned="2" office:value-type="string">
            <text:p text:style-name="P10">ប្រទេសកម្ពុជា។ / <text:soft-page-break/>កន្លែងណា? / តើ​អ្នក​មកពីណា?</text:p>
          </table:table-cell>
          <table:table-cell table:style-name="表22.C1" office:value-type="string">
            <text:p text:style-name="P2">kambodia. / where? / where are you from?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2">bra6-te3-kam6-pu1-<text:soft-page-break/>chi3 / keun6-laing4-neu6 / tae3[do-nja6_k-mo6_k[come-pui6[from-ne3[which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20210723_102008</text:p>
      <table:table table:name="表23" table:style-name="表23">
        <table:table-column table:style-name="表23.A"/>
        <table:table-column table:style-name="表23.B"/>
        <table:table-column table:style-name="表23.C"/>
        <table:table-row table:style-name="表23.1">
          <table:table-cell table:style-name="表23.A1" table:number-rows-spanned="2" office:value-type="string">
            <text:p text:style-name="P12">RE</text:p>
          </table:table-cell>
          <table:table-cell table:style-name="表23.A1" table:number-rows-spanned="2" office:value-type="string">
            <text:p text:style-name="P10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23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23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7"/>
      <text:p text:style-name="P7"/>
      <text:p text:style-name="P7"/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 table:style-name="表24.1">
          <table:table-cell table:style-name="表24.A1" table:number-rows-spanned="2" office:value-type="string">
            <text:p text:style-name="P12"/>
          </table:table-cell>
          <table:table-cell table:style-name="表24.A1" table:number-rows-spanned="2" office:value-type="string">
            <text:p text:style-name="P10">អង្គុយ / អង្គុយចុះ / សូមអង្គុយចុះ។ / កៅអី / កៅអី / មាន / មានកៅអី</text:p>
          </table:table-cell>
          <table:table-cell table:style-name="表24.C1" office:value-type="string">
            <text:p text:style-name="P2">sit / sit down / please sit down. / seat / a seat / have / have a sea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2">ang6-kui3 / ang6-kui3-cho1 / soum1-* / kau6-wei3 / * / mien1 / mien1-kau6-ai5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<text:tab/></text:p>
      <table:table table:name="表25" table:style-name="表25">
        <table:table-column table:style-name="表25.A"/>
        <table:table-column table:style-name="表25.B"/>
        <table:table-column table:style-name="表25.C"/>
        <table:table-row table:style-name="表25.1">
          <table:table-cell table:style-name="表25.A1" table:number-rows-spanned="2" office:value-type="string">
            <text:p text:style-name="P12"/>
          </table:table-cell>
          <table:table-cell table:style-name="表25.A1" table:number-rows-spanned="2" office:value-type="string">
            <text:p text:style-name="P10">អ្នក អ្នកទៅ / ខ្ញុំទៅ / ពួកគេទៅ / គាត់ទៅ</text:p>
          </table:table-cell>
          <table:table-cell table:style-name="表25.C1" office:value-type="string">
            <text:p text:style-name="P2">you. you go / I go / they go / he goes</text:p>
          </table:table-cell>
        </table:table-row>
        <table:table-row>
          <table:covered-table-cell/>
          <table:covered-table-cell/>
          <table:table-cell table:style-name="表25.C2" office:value-type="string">
            <text:p text:style-name="P2">nia6_k. nia6_k tou5 / <text:span text:style-name="T2">h-niom5 tou5 / pu1_k ke3_t tou5 / kwo3_t tou5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/>
      <text:p text:style-name="P7"/>
      <table:table table:name="表26" table:style-name="表26">
        <table:table-column table:style-name="表26.A"/>
        <table:table-column table:style-name="表26.B"/>
        <table:table-column table:style-name="表26.C"/>
        <text:soft-page-break/>
        <table:table-row table:style-name="表26.1">
          <table:table-cell table:style-name="表26.A1" table:number-rows-spanned="2" office:value-type="string">
            <text:p text:style-name="P12"/>
          </table:table-cell>
          <table:table-cell table:style-name="表26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26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6.C2" office:value-type="string">
            <text:p text:style-name="P2"><text:span text:style-name="T2">h-niom3 fa_k5 / ta_k6 / h-niom3 fa_k5 <text:s/>ta_k6 / </text:span>nia_k6 <text:s/><text:span text:style-name="T2">fa_k5 <text:s/>ta_k6 / pu3-ke3[they <text:s/>fa_k5 <text:s/>ta_k6 / <text:s/>kwo_t3 <text:s/>fa_k5 <text:s/>ta_k6</text:span></text:p>
          </table:table-cell>
        </table:table-row>
      </table:table>
      <text:p text:style-name="P7"/>
      <text:p text:style-name="P7"/>
      <table:table table:name="表27" table:style-name="表27">
        <table:table-column table:style-name="表27.A"/>
        <table:table-column table:style-name="表27.B"/>
        <table:table-column table:style-name="表27.C"/>
        <table:table-row table:style-name="表27.1">
          <table:table-cell table:style-name="表27.A1" table:number-rows-spanned="2" office:value-type="string">
            <text:p text:style-name="P12"/>
          </table:table-cell>
          <table:table-cell table:style-name="表27.A1" table:number-rows-spanned="2" office:value-type="string">
            <text:p text:style-name="P10">នេះ / នោះ / អ្វី? / តើ​នេះ​ជា​អ្វី? / តើ​នោះ​ជា​អ្វី? / តើ​នេះ​ជា​នរណា?</text:p>
          </table:table-cell>
          <table:table-cell table:style-name="表27.C1" office:value-type="string">
            <text:p text:style-name="P2">this / that / what? / <text:s/>what is this? / what is that? / who is this?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2">ni_h3 / no_h3 / wai2 / taa2-ni_h3-chii6-wai6 / taa2-no_h3-chii6-wai6 / taa2-ni_h3-chii6-nmee6</text:p>
          </table:table-cell>
        </table:table-row>
      </table:table>
      <text:p text:style-name="P7"/>
      <text:p text:style-name="P7"/>
      <text:p text:style-name="P11"/>
      <text:p text:style-name="P7"><text:soft-page-break/>---------------------------------------</text:p>
      <text:p text:style-name="P7"/>
      <text:p text:style-name="P7"/>
      <table:table table:name="表28" table:style-name="表28">
        <table:table-column table:style-name="表28.A"/>
        <table:table-column table:style-name="表28.B"/>
        <table:table-column table:style-name="表28.C"/>
        <table:table-row table:style-name="表28.1">
          <table:table-cell table:style-name="表28.A1" table:number-rows-spanned="2" office:value-type="string">
            <text:p text:style-name="P12"/>
          </table:table-cell>
          <table:table-cell table:style-name="表28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28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8.C2" office:value-type="string">
            <text:p text:style-name="P14">h6-niom5 <text:span text:style-name="T3">pa1_k / ta_k3 / </text:span>h6-niom5 <text:span text:style-name="T3">pa1_k <text:s/>ta_k3 / </text:span><text:span text:style-name="T4">nia6_k </text:span><text:span text:style-name="T3">pa1_k <text:s/>ta_k3 / puu3-kee3 <text:s/>pa1_k <text:s/>ta_k3 / kwo_t2 <text:s/>pa1_k <text:s/>ta_k3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0_091405</text:p>
      <text:p text:style-name="P7"/>
      <table:table table:name="表29" table:style-name="表29">
        <table:table-column table:style-name="表29.A"/>
        <table:table-column table:style-name="表29.B"/>
        <table:table-column table:style-name="表29.C"/>
        <table:table-row table:style-name="表29.1">
          <table:table-cell table:style-name="表29.A1" table:number-rows-spanned="2" office:value-type="string">
            <text:p text:style-name="P12"/>
          </table:table-cell>
          <table:table-cell table:style-name="表29.A1" table:number-rows-spanned="2" office:value-type="string">
            <text:p text:style-name="P10">អាហារ / ទឹក / កន្សែង / ក្តៅ / អស់កម្លាំង</text:p>
          </table:table-cell>
          <table:table-cell table:style-name="表2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2">aa3-haee3 / ta_k3 / kom6-saing5 / ktau5 / aa3-kom6-lang6 </text:p>
          </table:table-cell>
        </table:table-row>
      </table:table>
      <text:p text:style-name="P7"><text:soft-page-break/></text:p>
      <table:table table:name="表30" table:style-name="表30">
        <table:table-column table:style-name="表30.A"/>
        <table:table-column table:style-name="表30.B"/>
        <table:table-column table:style-name="表30.C"/>
        <table:table-row table:style-name="表30.1">
          <table:table-cell table:style-name="表30.A1" table:number-rows-spanned="2" office:value-type="string">
            <text:p text:style-name="P12"/>
          </table:table-cell>
          <table:table-cell table:style-name="表30.A1" table:number-rows-spanned="2" office:value-type="string">
            <text:p text:style-name="P10">គ្រោះថ្នាក់ / គ្រោះថ្នាក់ / យល់ព្រម? / បាទ​/ ​ទេ</text:p>
          </table:table-cell>
          <table:table-cell table:style-name="表30.C1" office:value-type="string">
            <text:p text:style-name="P2">danger / dangerous / ok? / yes / no</text:p>
          </table:table-cell>
        </table:table-row>
        <table:table-row>
          <table:covered-table-cell/>
          <table:covered-table-cell/>
          <table:table-cell table:style-name="表30.C2" office:value-type="string">
            <text:p text:style-name="P2">kroo3-tna_k6 / * / yuu3-prom5 / ba_t6 / tei6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2_100234</text:p>
      <text:p text:style-name="P7"/>
      <table:table table:name="表31" table:style-name="表31">
        <table:table-column table:style-name="表31.A"/>
        <table:table-column table:style-name="表31.B"/>
        <table:table-column table:style-name="表31.C"/>
        <table:table-row table:style-name="表31.1">
          <table:table-cell table:style-name="表31.A1" table:number-rows-spanned="2" office:value-type="string">
            <text:p text:style-name="P12"/>
          </table:table-cell>
          <table:table-cell table:style-name="表31.A1" table:number-rows-spanned="2" office:value-type="string">
            <text:p text:style-name="P10">នេះ / នោះ / អ្វី? / នរណា? / តើ​នេះ​ជា​អ្វី? / តើ​នោះ​ជា​អ្វី?</text:p>
          </table:table-cell>
          <table:table-cell table:style-name="表31.C1" office:value-type="string">
            <text:p text:style-name="P2">this / that / what? / who? / what is this? / what is that?</text:p>
          </table:table-cell>
        </table:table-row>
        <table:table-row>
          <table:covered-table-cell/>
          <table:covered-table-cell/>
          <table:table-cell table:style-name="表31.C2" office:value-type="string">
            <text:p text:style-name="P2">ni5 / no5 / wai5 / no3-naee5 / taa2-ni1-chi5-woi6 / <text:s/>taa2-no1-chi5-woi6</text:p>
          </table:table-cell>
        </table:table-row>
      </table:table>
      <text:p text:style-name="P7"/>
      <text:p text:style-name="P7"/>
      <table:table table:name="表32" table:style-name="表32">
        <table:table-column table:style-name="表32.A"/>
        <table:table-column table:style-name="表32.B"/>
        <table:table-column table:style-name="表32.C"/>
        <table:table-row table:style-name="表32.1">
          <table:table-cell table:style-name="表32.A1" table:number-rows-spanned="2" office:value-type="string">
            <text:p text:style-name="P12"/>
          </table:table-cell>
          <table:table-cell table:style-name="表32.A1" table:number-rows-spanned="2" office:value-type="string">
            <text:p text:style-name="P10">នៅទីនេះ / ទីនោះ / ខ្ញុំទៅ / ខ្ញុំទៅទីនោះ / អ្នកទៅ <text:soft-page-break/>/ អ្នកទៅទីនោះ</text:p>
          </table:table-cell>
          <table:table-cell table:style-name="表32.C1" office:value-type="string">
            <text:p text:style-name="P2">here / there / I go / I go there / you go / you go there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2">no1[at-tei5-ni_h5 / ti5-no_h5 / hniom3-tau5 / <text:s/>hniom3-tau5 <text:soft-page-break/>tei5-no_h5 / nja_k6 tau5 / *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4_100423</text:p>
      <text:p text:style-name="P7"/>
      <table:table table:name="表33" table:style-name="表33">
        <table:table-column table:style-name="表33.A"/>
        <table:table-column table:style-name="表33.B"/>
        <table:table-column table:style-name="表33.C"/>
        <table:table-row table:style-name="表33.1">
          <table:table-cell table:style-name="表33.A1" table:number-rows-spanned="2" office:value-type="string">
            <text:p text:style-name="P12"/>
          </table:table-cell>
          <table:table-cell table:style-name="表33.A1" table:number-rows-spanned="2" office:value-type="string">
            <text:p text:style-name="P10">របួស / ឈឺចាប់ / អ្នកមានការឈឺចាប់ / អ្នកបានរងរបួស</text:p>
          </table:table-cell>
          <table:table-cell table:style-name="表33.C1" office:value-type="string">
            <text:p text:style-name="P2">injury / pain / you have pain / you got injured</text:p>
          </table:table-cell>
        </table:table-row>
        <table:table-row>
          <table:covered-table-cell/>
          <table:covered-table-cell/>
          <table:table-cell table:style-name="表33.C2" office:value-type="string">
            <text:p text:style-name="P2">rbu6-oo3 / chu3-cha_p3 / nia6_k nien1-kaa3 <text:s/>chu3-cha_p3 / nia6_k bang3-rong3 rbu6-oo3</text:p>
          </table:table-cell>
        </table:table-row>
      </table:table>
      <text:p text:style-name="P7"/>
      <text:p text:style-name="P11"/>
      <text:p text:style-name="P7">---------------------------------------</text:p>
      <text:p text:style-name="P7">20210826_095327</text:p>
      <text:p text:style-name="P7"/>
      <table:table table:name="表34" table:style-name="表34">
        <table:table-column table:style-name="表34.A"/>
        <table:table-column table:style-name="表34.B"/>
        <table:table-column table:style-name="表34.C"/>
        <table:table-row table:style-name="表34.1">
          <table:table-cell table:style-name="表34.A1" table:number-rows-spanned="2" office:value-type="string">
            <text:p text:style-name="P12"/>
          </table:table-cell>
          <table:table-cell table:style-name="表34.A1" table:number-rows-spanned="2" office:value-type="string">
            <text:p text:style-name="P10">អាហារ / ខ្ញុំញ៉ាំ / គាត់ញ៉ាំ <text:soft-page-break/>/ ខ្ញុំញ៉ាំអាហារ / អ្នកញ៉ាំអាហារ / អ្នកញ៉ាំអាហារ / រួចហើយ / មិនទាន់</text:p>
          </table:table-cell>
          <table:table-cell table:style-name="表34.C1" office:value-type="string">
            <text:p text:style-name="P2">food / I eat / he eats / I eat food / you eat food / you ate <text:s/>food / already / not yet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2">aa3-haee3 / <text:span text:style-name="T4">h6-niom5 nyam4 / kwo_t2 nyam4 / <text:s/>h6-niom5 nyam4 aa3-haee3 / nia6_k <text:s/>nyam4 aa3-haee3 / * / proi4-kya5-wi6 / man6-poon6 / 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kh-1-111</text:p>
      <text:p text:style-name="P7">20210829_090532</text:p>
      <text:p text:style-name="P7"/>
      <table:table table:name="表35" table:style-name="表35">
        <table:table-column table:style-name="表35.A"/>
        <table:table-column table:style-name="表35.B"/>
        <table:table-column table:style-name="表35.C"/>
        <table:table-row table:style-name="表35.1">
          <table:table-cell table:style-name="表35.A1" table:number-rows-spanned="2" office:value-type="string">
            <text:p text:style-name="P12"/>
          </table:table-cell>
          <table:table-cell table:style-name="表35.A1" table:number-rows-spanned="2" office:value-type="string">
            <text:p text:style-name="P10">របួស / ឈឺចាប់ / អ្នកមានការឈឺចាប់ / អ្នកបានរងរបួស</text:p>
          </table:table-cell>
          <table:table-cell table:style-name="表35.C1" office:value-type="string">
            <text:p text:style-name="P2">injury / pain / you have pain / you got injured</text:p>
          </table:table-cell>
        </table:table-row>
        <table:table-row>
          <table:covered-table-cell/>
          <table:covered-table-cell/>
          <table:table-cell table:style-name="表35.C2" office:value-type="string">
            <text:p text:style-name="P2">rub6-woo3 / <text:s/>chu3-cha_p3 / <text:s/>nia6_k <text:s/>mien3-kaa3 <text:s/>chu3-cha_p3 / <text:s/>nia6_k bang3-rong3 rub6-woo3</text:p>
          </table:table-cell>
        </table:table-row>
      </table:table>
      <text:p text:style-name="P7"/>
      <text:p text:style-name="P7"/>
      <text:p text:style-name="P7"><text:soft-page-break/></text:p>
      <text:p text:style-name="P11"/>
      <text:p text:style-name="P7">---------------------------------------</text:p>
      <text:p text:style-name="P7">20210901_171611</text:p>
      <text:p text:style-name="P7">kh-1-104</text:p>
      <text:p text:style-name="P7"/>
      <table:table table:name="表36" table:style-name="表36">
        <table:table-column table:style-name="表36.A"/>
        <table:table-column table:style-name="表36.B"/>
        <table:table-column table:style-name="表36.C"/>
        <table:table-row table:style-name="表36.1">
          <table:table-cell table:style-name="表36.A1" table:number-rows-spanned="2" office:value-type="string">
            <text:p text:style-name="P12"/>
          </table:table-cell>
          <table:table-cell table:style-name="表36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36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36.C2" office:value-type="string">
            <text:p text:style-name="P15">h6-niom3 pa_k6 / ta_k3 / * / poo3-kee6[they * / kwo_t3[he *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908_101202</text:p>
      <text:p text:style-name="P7"/>
      <text:p text:style-name="P7"/>
      <table:table table:name="表37" table:style-name="表37">
        <table:table-column table:style-name="表37.A"/>
        <table:table-column table:style-name="表37.B"/>
        <table:table-column table:style-name="表37.C"/>
        <table:table-row table:style-name="表37.1">
          <table:table-cell table:style-name="表37.A1" table:number-rows-spanned="2" office:value-type="string">
            <text:p text:style-name="P12"/>
          </table:table-cell>
          <table:table-cell table:style-name="表37.A1" table:number-rows-spanned="2" office:value-type="string">
            <text:p text:style-name="P10">ជំនួយ / ខ្ញុំត្រូវការ / ជំនួយរបស់អ្នក / <text:soft-page-break/>ខ្ញុំត្រូវការជំនួយរបស់អ្នក</text:p>
          </table:table-cell>
          <table:table-cell table:style-name="表37.C1" office:value-type="string">
            <text:p text:style-name="P2">help / I need / your help / I need your help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2">chum6-nooi5 / <text:span text:style-name="T4">h6-niom5 trau3-kae3 / chum6-nuooi3 ro_b6-</text:span><text:soft-page-break/><text:span text:style-name="T4">wan6-nia_k6 / <text:s/>h6-niom5 trau3-kae3 <text:s/>chum6-nuooi3 ro_b6-wan6-nia_k6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911_135128</text:p>
      <text:p text:style-name="P7"/>
      <table:table table:name="表38" table:style-name="表38">
        <table:table-column table:style-name="表38.A"/>
        <table:table-column table:style-name="表38.B"/>
        <table:table-column table:style-name="表38.C"/>
        <table:table-row table:style-name="表38.1">
          <table:table-cell table:style-name="表38.A1" table:number-rows-spanned="2" office:value-type="string">
            <text:p text:style-name="P12"/>
          </table:table-cell>
          <table:table-cell table:style-name="表38.A1" table:number-rows-spanned="2" office:value-type="string">
            <text:p text:style-name="P10">សម្រាក / ខ្ញុំសម្រាក / អ្នកសម្រាក / ហត់នឿយ / ខ្ញុំអស់កម្លាំង / អ្នកអស់កម្លាំង / គាត់អស់កម្លាំង</text:p>
          </table:table-cell>
          <table:table-cell table:style-name="表38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38.C2" office:value-type="string">
            <text:p text:style-name="P2">sam3-rae6 / * sam3-rae6 / * / ho_d3-nuui5 / * <text:s/>aa3-kom6-lang2 / * / kwo_t3 * 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/>
      <text:p text:style-name="P7">20210912_094531</text:p>
      <table:table table:name="表39" table:style-name="表39">
        <table:table-column table:style-name="表39.A"/>
        <table:table-column table:style-name="表39.B"/>
        <table:table-column table:style-name="表39.C"/>
        <text:soft-page-break/>
        <table:table-row table:style-name="表39.1">
          <table:table-cell table:style-name="表39.A1" table:number-rows-spanned="2" office:value-type="string">
            <text:p text:style-name="P12"/>
          </table:table-cell>
          <table:table-cell table:style-name="表39.A1" table:number-rows-spanned="2" office:value-type="string">
            <text:p text:style-name="P10">របួស / ឈឺចាប់ / អ្នកមានការឈឺចាប់ / អ្នកបានរងរបួស</text:p>
          </table:table-cell>
          <table:table-cell table:style-name="表39.C1" office:value-type="string">
            <text:p text:style-name="P2">injury / pain / you have pain / you got injured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2">rob6-oo3 / chuu3-cha_p3 / <text:s/>nia6_k mien3-kaa3 <text:s/>chuu3-cha_p3 / nia6_k bang3-rong3 rob6-oo3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914_114636</text:p>
      <text:p text:style-name="P7"/>
      <table:table table:name="表40" table:style-name="表40">
        <table:table-column table:style-name="表40.A"/>
        <table:table-column table:style-name="表40.B"/>
        <table:table-column table:style-name="表40.C"/>
        <table:table-row table:style-name="表40.1">
          <table:table-cell table:style-name="表40.A1" table:number-rows-spanned="2" office:value-type="string">
            <text:p text:style-name="P12"/>
          </table:table-cell>
          <table:table-cell table:style-name="表40.A1" table:number-rows-spanned="2" office:value-type="string">
            <text:p text:style-name="P10">អាហារ / ខ្ញុំញ៉ាំ / គាត់ញ៉ាំ / ខ្ញុំញ៉ាំអាហារ / អ្នកញ៉ាំអាហារ / អ្នកញ៉ាំអាហារ / រួចហើយ / មិនទាន់</text:p>
          </table:table-cell>
          <table:table-cell table:style-name="表40.C1" office:value-type="string">
            <text:p text:style-name="P2">food / I eat / he eats / I eat food / you eat food / you ate <text:s/>food / already / not yet</text:p>
          </table:table-cell>
        </table:table-row>
        <table:table-row>
          <table:covered-table-cell/>
          <table:covered-table-cell/>
          <table:table-cell table:style-name="表40.C2" office:value-type="string">
            <text:p text:style-name="P2"><text:span text:style-name="T4">an3-hee3 / h6-niom5 nyam0 / kwo_t3 * / <text:s/>h6-niom5 nyam0 an3-haee3 / nia_k6 <text:s/>nyam0 an3-haee3 / * / toi3-hai3 / mwn6-ton3</text:span></text:p>
          </table:table-cell>
        </table:table-row>
      </table:table>
      <text:p text:style-name="P7"/>
      <text:p text:style-name="P7"><text:soft-page-break/></text:p>
      <text:p text:style-name="P11">@@@</text:p>
      <text:p text:style-name="P7">---------------------------------------</text:p>
      <text:p text:style-name="P7"/>
      <text:p text:style-name="P7"/>
      <table:table table:name="表41" table:style-name="表41">
        <table:table-column table:style-name="表41.A"/>
        <table:table-column table:style-name="表41.B"/>
        <table:table-column table:style-name="表41.C"/>
        <table:table-row table:style-name="表41.1">
          <table:table-cell table:style-name="表41.A1" table:number-rows-spanned="2" office:value-type="string">
            <text:p text:style-name="P12"/>
          </table:table-cell>
          <table:table-cell table:style-name="表41.A1" table:number-rows-spanned="2" office:value-type="string">
            <text:p text:style-name="P10">aaa</text:p>
          </table:table-cell>
          <table:table-cell table:style-name="表41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41.C2" office:value-type="string">
            <text:p text:style-name="P2"/>
          </table:table-cell>
        </table:table-row>
      </table:table>
      <text:p text:style-name="P7"/>
      <text:p text:style-name="P7"/>
      <text:p text:style-name="P7"/>
      <text:p text:style-name="P7"/>
      <text:p text:style-name="P7">==================== TEMPLATE</text:p>
      <text:p text:style-name="P7">---------------------------------------</text:p>
      <text:p text:style-name="P7"/>
      <text:p text:style-name="P7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2"/>
          </table:table-cell>
          <table:table-cell table:style-name="表9.A1" table:number-rows-spanned="2" office:value-type="string">
            <text:p text:style-name="P10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7"/>
      <text:p text:style-name="P7"/>
      <text:p text:style-name="P7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3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3">sakura C:\WORKS_2\WS\WS_Others.JVEMV6\JVEMV6\3<text:soft-page-break/>7_miscs\9_prog_lang\end_diary.bat</text:p>
          </table:table-cell>
        </table:table-row>
        <table:table-row>
          <table:table-cell table:style-name="表10.A2" office:value-type="string">
            <text:p text:style-name="P13"/>
          </table:table-cell>
        </table:table-row>
      </table:table>
      <text:p text:style-name="P7"/>
      <text:p text:style-name="P7">=====================</text:p>
      <text:p text:style-name="P7">%%</text:p>
      <text:p text:style-name="P7"/>
      <text:section text:style-name="Sect1" text:name="セクション1">
        <text:p text:style-name="P7"/>
        <table:table table:name="表20" table:style-name="表20">
          <table:table-column table:style-name="表20.A"/>
          <table:table-column table:style-name="表20.B"/>
          <table:table-row>
            <table:table-cell table:style-name="表20.A1" office:value-type="string">
              <text:p text:style-name="P10">អា</text:p>
            </table:table-cell>
            <table:table-cell table:style-name="表20.B1" office:value-type="string">
              <text:p text:style-name="P16">aa</text:p>
            </table:table-cell>
          </table:table-row>
          <table:table-row>
            <table:table-cell table:style-name="表20.A2" office:value-type="string">
              <text:p text:style-name="P10">បានរង</text:p>
            </table:table-cell>
            <table:table-cell table:style-name="表20.B2" office:value-type="string">
              <text:p text:style-name="P16">bang3-rong3:have-suffered</text:p>
            </table:table-cell>
          </table:table-row>
          <table:table-row>
            <table:table-cell table:style-name="表20.A2" office:value-type="string">
              <text:p text:style-name="P10">ឈឺចាប់</text:p>
            </table:table-cell>
            <table:table-cell table:style-name="表20.B2" office:value-type="string">
              <text:p text:style-name="P16">chu3-cha_p3:pain</text:p>
            </table:table-cell>
          </table:table-row>
          <table:table-row>
            <table:table-cell table:style-name="表20.A2" office:value-type="string">
              <text:p text:style-name="P10">ហ</text:p>
            </table:table-cell>
            <table:table-cell table:style-name="表20.B2" office:value-type="string">
              <text:p text:style-name="P16">h</text:p>
            </table:table-cell>
          </table:table-row>
          <table:table-row>
            <table:table-cell table:style-name="表20.A2" office:value-type="string">
              <text:p text:style-name="P10">ខ្ញុំ</text:p>
            </table:table-cell>
            <table:table-cell table:style-name="表20.B2" office:value-type="string">
              <text:p text:style-name="P16">h6-niong5 (h6-niom5</text:p>
            </table:table-cell>
          </table:table-row>
          <table:table-row>
            <table:table-cell table:style-name="表20.A2" office:value-type="string">
              <text:p text:style-name="P10">ក</text:p>
            </table:table-cell>
            <table:table-cell table:style-name="表20.B2" office:value-type="string">
              <text:p text:style-name="P16">k</text:p>
            </table:table-cell>
          </table:table-row>
          <table:table-row>
            <table:table-cell table:style-name="表20.A2" office:value-type="string">
              <text:p text:style-name="P10">គាត់</text:p>
            </table:table-cell>
            <table:table-cell table:style-name="表20.B2" office:value-type="string">
              <text:p text:style-name="P16">kwo_t2;<text:span text:style-name="T5">kwo_t3[he</text:span></text:p>
            </table:table-cell>
          </table:table-row>
          <table:table-row>
            <table:table-cell table:style-name="表20.A2" office:value-type="string">
              <text:p text:style-name="P10">មានការ</text:p>
            </table:table-cell>
            <table:table-cell table:style-name="表20.B2" office:value-type="string">
              <text:p text:style-name="P16">mien3-kaa3:have</text:p>
            </table:table-cell>
          </table:table-row>
          <table:table-row>
            <table:table-cell table:style-name="表20.A2" office:value-type="string">
              <text:p text:style-name="P10">មក</text:p>
            </table:table-cell>
            <table:table-cell table:style-name="表20.B2" office:value-type="string">
              <text:p text:style-name="P16">mo6_k</text:p>
            </table:table-cell>
          </table:table-row>
          <table:table-row>
            <table:table-cell table:style-name="表20.A2" office:value-type="string">
              <text:p text:style-name="P10">ណា</text:p>
            </table:table-cell>
            <table:table-cell table:style-name="表20.B2" office:value-type="string">
              <text:p text:style-name="P16">ne5[any</text:p>
            </table:table-cell>
          </table:table-row>
          <table:table-row>
            <table:table-cell table:style-name="表20.A2" office:value-type="string">
              <text:p text:style-name="P10">នេះ</text:p>
            </table:table-cell>
            <table:table-cell table:style-name="表20.B2" office:value-type="string">
              <text:p text:style-name="P16">ni5:this</text:p>
            </table:table-cell>
          </table:table-row>
          <table:table-row>
            <table:table-cell table:style-name="表20.A2" office:value-type="string">
              <text:p text:style-name="P10">អ្នក</text:p>
            </table:table-cell>
            <table:table-cell table:style-name="表20.B2" office:value-type="string">
              <text:p text:style-name="P3">nia_k6:you</text:p>
            </table:table-cell>
          </table:table-row>
          <table:table-row>
            <table:table-cell table:style-name="表20.A2" office:value-type="string">
              <text:p text:style-name="P10">អ្ន</text:p>
            </table:table-cell>
            <table:table-cell table:style-name="表20.B2" office:value-type="string">
              <text:p text:style-name="P16">nja6</text:p>
            </table:table-cell>
          </table:table-row>
          <table:table-row>
            <table:table-cell table:style-name="表20.A2" office:value-type="string">
              <text:p text:style-name="P10">នោះ</text:p>
            </table:table-cell>
            <table:table-cell table:style-name="表20.B2" office:value-type="string">
              <text:p text:style-name="P16">no5:that</text:p>
            </table:table-cell>
          </table:table-row>
          <table:table-row>
            <table:table-cell table:style-name="表20.A2" office:value-type="string">
              <text:p text:style-name="P10">ញ៉ាំ </text:p>
            </table:table-cell>
            <table:table-cell table:style-name="表20.B2" office:value-type="string">
              <text:p text:style-name="P16">nyam4:eat</text:p>
            </table:table-cell>
          </table:table-row>
          <text:soft-page-break/>
          <table:table-row>
            <table:table-cell table:style-name="表20.A2" office:value-type="string">
              <text:p text:style-name="P10">ផឹ</text:p>
            </table:table-cell>
            <table:table-cell table:style-name="表20.B2" office:value-type="string">
              <text:p text:style-name="P16">pa1</text:p>
            </table:table-cell>
          </table:table-row>
          <table:table-row>
            <table:table-cell table:style-name="表20.A2" office:value-type="string">
              <text:p text:style-name="P10">ផឹក</text:p>
            </table:table-cell>
            <table:table-cell table:style-name="表20.B2" office:value-type="string">
              <text:p text:style-name="P3">pa1_k:drink</text:p>
            </table:table-cell>
          </table:table-row>
          <table:table-row>
            <table:table-cell table:style-name="表20.A2" office:value-type="string">
              <text:p text:style-name="P10">ពួកគេ</text:p>
            </table:table-cell>
            <table:table-cell table:style-name="表20.B2" office:value-type="string">
              <text:p text:style-name="P3">poo3-kee6[they</text:p>
            </table:table-cell>
          </table:table-row>
          <table:table-row>
            <table:table-cell table:style-name="表20.A2" office:value-type="string">
              <text:p text:style-name="P10">ពី</text:p>
            </table:table-cell>
            <table:table-cell table:style-name="表20.B2" office:value-type="string">
              <text:p text:style-name="P16">pui6</text:p>
            </table:table-cell>
          </table:table-row>
          <table:table-row>
            <table:table-cell table:style-name="表20.A2" office:value-type="string">
              <text:p text:style-name="P10">ពួកគេ</text:p>
            </table:table-cell>
            <table:table-cell table:style-name="表20.B2" office:value-type="string">
              <text:p text:style-name="P16">puu3-kee3</text:p>
            </table:table-cell>
          </table:table-row>
          <table:table-row>
            <table:table-cell table:style-name="表20.A2" office:value-type="string">
              <text:p text:style-name="P10">ម្រា</text:p>
            </table:table-cell>
            <table:table-cell table:style-name="表20.B2" office:value-type="string">
              <text:p text:style-name="P16">rae4</text:p>
            </table:table-cell>
          </table:table-row>
          <table:table-row>
            <table:table-cell table:style-name="表20.A2" office:value-type="string">
              <text:p text:style-name="P10">ស</text:p>
            </table:table-cell>
            <table:table-cell table:style-name="表20.B2" office:value-type="string">
              <text:p text:style-name="P16">sam3</text:p>
            </table:table-cell>
          </table:table-row>
          <table:table-row>
            <table:table-cell table:style-name="表20.A2" office:value-type="string">
              <text:p text:style-name="P10">តើ</text:p>
            </table:table-cell>
            <table:table-cell table:style-name="表20.B2" office:value-type="string">
              <text:p text:style-name="P16">tae6</text:p>
            </table:table-cell>
          </table:table-row>
          <table:table-row>
            <table:table-cell table:style-name="表20.A2" office:value-type="string">
              <text:p text:style-name="P10">ទឹក</text:p>
            </table:table-cell>
            <table:table-cell table:style-name="表20.B2" office:value-type="string">
              <text:p text:style-name="P15">ta_k3:water</text:p>
            </table:table-cell>
          </table:table-row>
          <table:table-row>
            <table:table-cell table:style-name="表20.A2" office:value-type="string">
              <text:p text:style-name="P10">ទៅ</text:p>
            </table:table-cell>
            <table:table-cell table:style-name="表20.B2" office:value-type="string">
              <text:p text:style-name="P3">tou5,tau5:go</text:p>
            </table:table-cell>
          </table:table-row>
          <table:table-row>
            <table:table-cell table:style-name="表20.A2" office:value-type="string">
              <text:p text:style-name="P10">ទឹ</text:p>
            </table:table-cell>
            <table:table-cell table:style-name="表20.B2" office:value-type="string">
              <text:p text:style-name="P16">tw1</text:p>
            </table:table-cell>
          </table:table-row>
          <table:table-row>
            <table:table-cell table:style-name="表20.A2" office:value-type="string">
              <text:p text:style-name="P10">យើង</text:p>
            </table:table-cell>
            <table:table-cell table:style-name="表20.B2" office:value-type="string">
              <text:p text:style-name="P16">ywng3</text:p>
            </table:table-cell>
          </table:table-row>
          <table:table-row>
            <table:table-cell table:style-name="表20.A2" office:value-type="string">
              <text:p text:style-name="P10"/>
            </table:table-cell>
            <table:table-cell table:style-name="表20.B2" office:value-type="string">
              <text:p text:style-name="P13"/>
            </table:table-cell>
          </table:table-row>
        </table:table>
        <text:p text:style-name="P7"/>
      </text:section>
      <text:p text:style-name="P7"/>
      <text:p text:style-name="P7"/>
      <text:p text:style-name="P7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9-14T11:56:21.77</dc:date>
    <dc:creator>iwabuchi ken</dc:creator>
    <meta:editing-duration>PT7H20M14S</meta:editing-duration>
    <meta:editing-cycles>81</meta:editing-cycles>
    <meta:generator>OpenOffice/4.1.3$Win32 OpenOffice.org_project/413m1$Build-9783</meta:generator>
    <meta:document-statistic meta:table-count="41" meta:image-count="0" meta:object-count="0" meta:page-count="21" meta:paragraph-count="232" meta:word-count="1433" meta:character-count="8918"/>
  </office:meta>
</office:document-meta>
</file>